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/>
    </style:style>
    <style:style style:name="Table1.A" style:family="table-column">
      <style:table-column-properties style:column-width="2.4861in" style:rel-column-width="23574*"/>
    </style:style>
    <style:style style:name="Table1.B" style:family="table-column">
      <style:table-column-properties style:column-width="0.4028in" style:rel-column-width="3819*"/>
    </style:style>
    <style:style style:name="Table1.C" style:family="table-column">
      <style:table-column-properties style:column-width="1.8132in" style:rel-column-width="17193*"/>
    </style:style>
    <style:style style:name="Table1.D" style:family="table-column">
      <style:table-column-properties style:column-width="0.5181in" style:rel-column-width="4912*"/>
    </style:style>
    <style:style style:name="Table1.E" style:family="table-column">
      <style:table-column-properties style:column-width="0.6097in" style:rel-column-width="5781*"/>
    </style:style>
    <style:style style:name="Table1.F" style:family="table-column">
      <style:table-column-properties style:column-width="0.5674in" style:rel-column-width="5380*"/>
    </style:style>
    <style:style style:name="Table1.G" style:family="table-column">
      <style:table-column-properties style:column-width="0.5139in" style:rel-column-width="4876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B1" style:family="table-cell">
      <style:table-cell-properties fo:padding="0.0201in" fo:border-left="none" fo:border-right="none" fo:border-top="none" fo:border-bottom="0.0007in solid #000000"/>
    </style:style>
    <style:style style:name="Table1.C2" style:family="table-cell">
      <style:table-cell-properties fo:background-color="transparent" fo:padding="0.0201in" fo:border-left="none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23627*"/>
    </style:style>
    <style:style style:name="Table2.B" style:family="table-column">
      <style:table-column-properties style:column-width="0.4035in" style:rel-column-width="3825*"/>
    </style:style>
    <style:style style:name="Table2.C" style:family="table-column">
      <style:table-column-properties style:column-width="1.8125in" style:rel-column-width="17187*"/>
    </style:style>
    <style:style style:name="Table2.D" style:family="table-column">
      <style:table-column-properties style:column-width="0.5181in" style:rel-column-width="4912*"/>
    </style:style>
    <style:style style:name="Table2.E" style:family="table-column">
      <style:table-column-properties style:column-width="0.6097in" style:rel-column-width="5781*"/>
    </style:style>
    <style:style style:name="Table2.F" style:family="table-column">
      <style:table-column-properties style:column-width="0.5639in" style:rel-column-width="5347*"/>
    </style:style>
    <style:style style:name="Table2.G" style:family="table-column">
      <style:table-column-properties style:column-width="0.5118in" style:rel-column-width="4856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1403243675857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14032436758609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14032436758438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39754288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text:id="ct140324367659424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140324367681232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140324367656000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14032436765619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14032436765812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140324367658320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14032436765676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140324367656960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14032436765769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140324367679200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140324367720528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140324367720720">
          <text:insertion>
            <office:change-info>
              <dc:creator>Christian Jauvin</dc:creator>
              <dc:date>2013-03-18T17:29:00</dc:date>
            </office:change-info>
          </text:insertion>
        </text:changed-region>
        <text:changed-region text:id="ct14032436770868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14032436772105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14032436768345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14032436760924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14032436768390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140324367637360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apport des transactions </text:h>
      <text:p text:style-name="Standard">Période : <text:change-start text:change-id="ct140324367585744"/>start_date<text:change-end text:change-id="ct140324367585744"/> au <text:change-start text:change-id="ct140324367586096"/>end_date<text:change-end text:change-id="ct140324367586096"/></text:p>
      <text:p text:style-name="Standard">Représentant : <text:change-start text:change-id="ct140324367584384"/>representant_nom<text:change-end text:change-id="ct140324367584384"/></text:p>
      <text:p text:style-name="Standard">Type de client : <text:change-start text:change-id="ct39754288"/>type_client<text:change-end text:change-id="ct3975428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9">Nom social</text:p>
            </table:table-cell>
            <table:table-cell table:style-name="Table1.B1" table:number-rows-spanned="2" office:value-type="string">
              <text:p text:style-name="P9">Fact.</text:p>
            </table:table-cell>
            <table:table-cell table:style-name="Table1.A1" office:value-type="string">
              <text:p text:style-name="P9">Expédition et note</text:p>
            </table:table-cell>
            <table:table-cell table:style-name="Table1.A1" office:value-type="string">
              <text:p text:style-name="P10">Total</text:p>
            </table:table-cell>
            <table:table-cell table:style-name="Table1.A1" office:value-type="string">
              <text:p text:style-name="P10">Sous-total</text:p>
            </table:table-cell>
            <table:table-cell table:style-name="Table1.A1" office:value-type="string">
              <text:p text:style-name="P10">TPS</text:p>
            </table:table-cell>
            <table:table-cell table:style-name="Table1.A1" office:value-type="string">
              <text:p text:style-name="P10">TVQ</text:p>
            </table:table-cell>
          </table:table-row>
          <table:table-row table:style-name="Table1.1">
            <table:table-cell table:style-name="Table1.B1" office:value-type="string">
              <text:p text:style-name="P11"><text:s text:c="4"/>Type de vin</text:p>
            </table:table-cell>
            <table:covered-table-cell/>
            <table:table-cell table:style-name="Table1.C2" office:value-type="string">
              <text:p text:style-name="P12">Format</text:p>
            </table:table-cell>
            <table:table-cell table:style-name="Table1.B1" office:value-type="string">
              <text:p text:style-name="P13"/>
            </table:table-cell>
            <table:table-cell table:style-name="Table1.B1" office:value-type="string">
              <text:p text:style-name="P13"/>
            </table:table-cell>
            <table:table-cell table:style-name="Table1.B1" office:value-type="string">
              <text:p text:style-name="P13">Qté (cs)</text:p>
            </table:table-cell>
            <table:table-cell table:style-name="Table1.B1" office:value-type="string">
              <text:p text:style-name="P13">Qté/cs</text:p>
            </table:table-cell>
          </table:table-row>
        </table:table-header-rows>
        <table:table-row table:style-name="Table1.3">
          <table:table-cell table:number-columns-spanned="7" office:value-type="string">
            <text:p text:style-name="P5"><office:annotation><dc:creator>Christian Jauvin</dc:creator><dc:date>2013-02-21T15:51:53</dc:date><text:p text:style-name="P16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 table:style-name="Table2.1">
                <table:table-cell table:style-name="Table2.A1" office:value-type="string">
                  <text:p text:style-name="P4"><text:change-start text:change-id="ct140324367659424"/>item['top'][0]<text:change-end text:change-id="ct140324367659424"/></text:p>
                </table:table-cell>
                <table:table-cell table:style-name="Table2.A1" office:value-type="string">
                  <text:p text:style-name="P3"><text:change-start text:change-id="ct140324367681232"/>item['top'][1]<text:change-end text:change-id="ct140324367681232"/></text:p>
                </table:table-cell>
                <table:table-cell table:style-name="Table2.A1" office:value-type="string">
                  <text:p text:style-name="P6"><text:change-start text:change-id="ct140324367656000"/>item['top'][2]<text:change-end text:change-id="ct140324367656000"/></text:p>
                </table:table-cell>
                <table:table-cell table:style-name="Table2.A1" office:value-type="string">
                  <text:p text:style-name="P2"><text:change-start text:change-id="ct140324367656192"/>item['top'][3]<text:change-end text:change-id="ct140324367656192"/></text:p>
                </table:table-cell>
                <table:table-cell table:style-name="Table2.A1" office:value-type="string">
                  <text:p text:style-name="P2"><text:change-start text:change-id="ct140324367658128"/>item['top'][4]<text:change-end text:change-id="ct140324367658128"/></text:p>
                </table:table-cell>
                <table:table-cell table:style-name="Table2.A1" office:value-type="string">
                  <text:p text:style-name="P2"><text:change-start text:change-id="ct140324367658320"/>item['top'][5]<text:change-end text:change-id="ct140324367658320"/></text:p>
                </table:table-cell>
                <table:table-cell table:style-name="Table2.A1" office:value-type="string">
                  <text:p text:style-name="P2"><text:change-start text:change-id="ct140324367656768"/>item['top'][6]<text:change-end text:change-id="ct140324367656768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s text:c="4"/><text:change-start text:change-id="ct140324367656960"/>sub[0]<text:change-end text:change-id="ct140324367656960"/><office:annotation><dc:creator>Christian Jauvin</dc:creator><dc:date>2013-02-21T15:55:33</dc:date><text:p text:style-name="P16"><text:span text:style-name="T1">do row for sub in item['subitems']</text:span></text:p></office:annotation></text:p>
                </table:table-cell>
                <table:covered-table-cell/>
                <table:table-cell table:style-name="Table2.A1" office:value-type="string">
                  <text:p text:style-name="P2"><text:change-start text:change-id="ct140324367657696"/>sub[1]<text:change-end text:change-id="ct140324367657696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140324367679200"/>sub[2]<text:change-end text:change-id="ct140324367679200"/></text:p>
                </table:table-cell>
                <table:table-cell table:style-name="Table2.A1" office:value-type="string">
                  <text:p text:style-name="P2"><text:change-start text:change-id="ct140324367720528"/>sub[3]<text:change-end text:change-id="ct140324367720528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change-start text:change-id="ct140324367720720"/>item['bottom']<text:change-end text:change-id="ct140324367720720"/></text:p>
                </table:table-cell>
                <table:covered-table-cell/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# caisses</text:p>
            </table:table-cell>
            <table:table-cell table:style-name="Table4.A1" office:value-type="string">
              <text:p text:style-name="P14"># bouteilles</text:p>
            </table:table-cell>
            <table:table-cell table:style-name="Table4.A1" office:value-type="string">
              <text:p text:style-name="P14">Total</text:p>
            </table:table-cell>
            <table:table-cell table:style-name="Table4.A1" office:value-type="string">
              <text:p text:style-name="P14">Sous-total</text:p>
            </table:table-cell>
            <table:table-cell table:style-name="Table4.A1" office:value-type="string">
              <text:p text:style-name="P14">TPS</text:p>
            </table:table-cell>
            <table:table-cell table:style-name="Table4.A1" office:value-type="string">
              <text:p text:style-name="P14">TVQ</text:p>
            </table:table-cell>
          </table:table-row>
        </table:table-header-rows>
        <table:table-row>
          <table:table-cell table:style-name="Table4.A1" office:value-type="string">
            <text:p text:style-name="P7">Totaux:</text:p>
          </table:table-cell>
          <table:table-cell table:style-name="Table4.A1" office:value-type="string">
            <text:p text:style-name="P8"><text:change-start text:change-id="ct140324367708688"/>totals[0]<text:change-end text:change-id="ct140324367708688"/></text:p>
          </table:table-cell>
          <table:table-cell table:style-name="Table4.A1" office:value-type="string">
            <text:p text:style-name="P8"><text:change-start text:change-id="ct140324367721056"/>totals[1]<text:change-end text:change-id="ct140324367721056"/></text:p>
          </table:table-cell>
          <table:table-cell table:style-name="Table4.A1" office:value-type="string">
            <text:p text:style-name="P8"><text:change-start text:change-id="ct140324367683456"/>totals[2]<text:change-end text:change-id="ct140324367683456"/></text:p>
          </table:table-cell>
          <table:table-cell table:style-name="Table4.A1" office:value-type="string">
            <text:p text:style-name="P8"><text:change-start text:change-id="ct140324367609248"/>totals[3]<text:change-end text:change-id="ct140324367609248"/></text:p>
          </table:table-cell>
          <table:table-cell table:style-name="Table4.A1" office:value-type="string">
            <text:p text:style-name="P8"><text:change-start text:change-id="ct140324367683904"/>totals[4]<text:change-end text:change-id="ct140324367683904"/></text:p>
          </table:table-cell>
          <table:table-cell table:style-name="Table4.A1" office:value-type="string">
            <text:p text:style-name="P8"><text:change-start text:change-id="ct140324367637360"/>totals[5]<text:change-end text:change-id="ct14032436763736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4-02T14:20:24</dc:date>
    <dc:creator>Christian Jauvin</dc:creator>
    <meta:editing-duration>PT09H55M22S</meta:editing-duration>
    <meta:editing-cycles>91</meta:editing-cycles>
    <meta:generator>OpenOffice.org/3.2$Unix OpenOffice.org_project/320m12$Build-9483</meta:generator>
    <meta:document-statistic meta:table-count="3" meta:image-count="0" meta:object-count="0" meta:page-count="1" meta:paragraph-count="41" meta:word-count="60" meta:character-count="453"/>
  </office:meta>
</office:document-meta>
</file>